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49ad" officeooo:paragraph-rsid="001b49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2.5</text:p>
      <text:p text:style-name="P1"/>
      <text:p text:style-name="P1">ina@Dina:~$ export PS1="\w @ \h(\u): "</text:p>
      <text:p text:style-name="P1">~ @ Dina(dina): PATH="PATH:/usr/local/bin/"</text:p>
      <text:p text:style-name="P1">~ @ Dina(dina): PATH="Users/luke/Development/Android/android-sdk-macosx/platform-tools:/Users/luke/Develoment/Android/android-sdk-macox/tools:/usr/local/bin:/usr/bin:/bin:/usr/sbin:/usr/local/bin:$PATH"</text:p>
      <text:p text:style-name="P1">~ @ Dina(dina): EDITOR=/usr/bin/vim</text:p>
      <text:p text:style-name="P1">~ @ Dina(dina): BLOCKSIZE=1k</text:p>
      <text:p text:style-name="P1">~ @ Dina(dina): " `brew --prefix grc`/etc/grc.bashrc"</text:p>
      <text:p text:style-name="P1">Command 'brew' not found, did you mean:</text:p>
      <text:p text:style-name="P1"><text:s text:c="2"/>command 'brec' from deb bplay (0.991-10.2)</text:p>
      <text:p text:style-name="P1"><text:s text:c="2"/>command 'qbrew' from deb qbrew (0.4.1-8build1)</text:p>
      <text:p text:style-name="P1">Try: sudo apt install &lt;deb name&gt;</text:p>
      <text:p text:style-name="P1">bash: <text:s/>/etc/grc.bashrc: No such file or directory</text:p>
      <text:p text:style-name="P1">~ @ Dina(dina): alias ls='ls -Gp'</text:p>
      <text:p text:style-name="P1">~ @ Dina(dina): alias cp='cp -iv'</text:p>
      <text:p text:style-name="P1">~ @ Dina(dina): alias mv='mv -iv'</text:p>
      <text:p text:style-name="P1">~ @ Dina(dina): alias mkdir='mkdir -pv'</text:p>
      <text:p text:style-name="P1">~ @ Dina(dina): alias ll='ls -FGlAhp'</text:p>
      <text:p text:style-name="P1">~ @ Dina(dina): alias cd..='cd ../'</text:p>
      <text:p text:style-name="P1">~ @ Dina(dina): q</text:p>
      <text:p text:style-name="P1">Command 'q' not found, but can be installed with:</text:p>
      <text:p text:style-name="P1">sudo apt install python3-q-text-as-data</text:p>
      <text:p text:style-name="P1">~ @ Dina(dina): sudo apt install python3-q-text-as-data</text:p>
      <text:p text:style-name="P1">[sudo] password for dina: <text:s text:c="6"/></text:p>
      <text:p text:style-name="P1">Reading package lists... Done</text:p>
      <text:p text:style-name="P1">Building dependency tree... Done</text:p>
      <text:p text:style-name="P1">Reading state information... Done</text:p>
      <text:p text:style-name="P1">The following additional packages will be installed:</text:p>
      <text:p text:style-name="P1"><text:s text:c="2"/>sqlite3</text:p>
      <text:p text:style-name="P1">Suggested packages:</text:p>
      <text:p text:style-name="P1"><text:s text:c="2"/>sqlite3-doc</text:p>
      <text:p text:style-name="P1">The following NEW packages will be installed:</text:p>
      <text:p text:style-name="P1"><text:s text:c="2"/>python3-q-text-as-data sqlite3</text:p>
      <text:p text:style-name="P1">0 upgraded, 2 newly installed, 0 to remove and 0 not upgraded.</text:p>
      <text:p text:style-name="P1">Need to get 184 kB of archives.</text:p>
      <text:p text:style-name="P1">After this operation, 770 kB of additional disk space will be used.</text:p>
      <text:p text:style-name="P1">Do you want to continue? [Y/n] y</text:p>
      <text:p text:style-name="P1">Get:1 http://archive.ubuntu.com/ubuntu noble-updates/main amd64 sqlite3 amd64 3.45.1-1ubuntu2.1 [144 kB]</text:p>
      <text:p text:style-name="P1">Get:2 http://archive.ubuntu.com/ubuntu noble/universe amd64 python3-q-text-as-data all 3.1.6-3 [40.0 kB]</text:p>
      <text:p text:style-name="P1">Fetched 184 kB in 1s (224 kB/s) <text:s text:c="17"/></text:p>
      <text:p text:style-name="P1">Selecting previously unselected package sqlite3.</text:p>
      <text:p text:style-name="P1">(Reading database ... 504249 files and directories currently installed.)</text:p>
      <text:p text:style-name="P1">Preparing to unpack .../sqlite3_3.45.1-1ubuntu2.1_amd64.deb ...</text:p>
      <text:p text:style-name="P1">Unpacking sqlite3 (3.45.1-1ubuntu2.1) ...</text:p>
      <text:p text:style-name="P1">Selecting previously unselected package python3-q-text-as-data.</text:p>
      <text:p text:style-name="P1"><text:soft-page-break/>Preparing to unpack .../python3-q-text-as-data_3.1.6-3_all.deb ...</text:p>
      <text:p text:style-name="P1">Unpacking python3-q-text-as-data (3.1.6-3) ...</text:p>
      <text:p text:style-name="P1">Setting up sqlite3 (3.45.1-1ubuntu2.1) ...</text:p>
      <text:p text:style-name="P1">Setting up python3-q-text-as-data (3.1.6-3) ...</text:p>
      <text:p text:style-name="P1">Processing triggers for man-db (2.12.0-4build2) ...</text:p>
      <text:p text:style-name="P1">~ @ Dina(dina): q</text:p>
      <text:p text:style-name="P1">q version 3.1.6</text:p>
      <text:p text:style-name="P1">Python: 3.12.3 (main, Jan 17 2025, 18:03:48) [GCC 13.3.0]</text:p>
      <text:p text:style-name="P1">Copyright (C) 2012-2021 Harel Ben-Attia (harelba@gmail.com, @harelba on twitter)</text:p>
      <text:p text:style-name="P1">http://harelba.github.io/q/</text:p>
      <text:p text:style-name="P1"/>
      <text:p text:style-name="P1">Must provide at least one query in the command line, or through a file with the -q parameter</text:p>
      <text:p text:style-name="P1">~ @ Dina(dina): ^C</text:p>
      <text:p text:style-name="P1">~ @ Dina(dina): -q</text:p>
      <text:p text:style-name="P1">-q: command not found</text:p>
      <text:p text:style-name="P1">~ @ Dina(dina): q</text:p>
      <text:p text:style-name="P1">q version 3.1.6</text:p>
      <text:p text:style-name="P1">Python: 3.12.3 (main, Jan 17 2025, 18:03:48) [GCC 13.3.0]</text:p>
      <text:p text:style-name="P1">Copyright (C) 2012-2021 Harel Ben-Attia (harelba@gmail.com, @harelba on twitter)</text:p>
      <text:p text:style-name="P1">http://harelba.github.io/q/</text:p>
      <text:p text:style-name="P1"/>
      <text:p text:style-name="P1">Must provide at least one query in the command line, or through a file with the -q parameter</text:p>
      <text:p text:style-name="P1">~ @ Dina(dina): trash () { command mv "$@" ~/.Trash ; }</text:p>
      <text:p text:style-name="P1">~ @ Dina(dina): ql () { qlmange -p "s*" &gt;&amp;dev/null; }</text:p>
      <text:p text:style-name="P1">~ @ Dina(dina): alias ll='ls -l'</text:p>
      <text:p text:style-name="P1">~ @ Dina(dina): ll</text:p>
      <text:p text:style-name="P1">total 40</text:p>
      <text:p text:style-name="P1">drwxr-xr-x 2 dina 4096 Feb 12 23:08 Desktop/</text:p>
      <text:p text:style-name="P1">drwxr-xr-x 2 dina 4096 Feb 11 21:19 Documents/</text:p>
      <text:p text:style-name="P1">drwxr-xr-x 2 dina 4096 Feb 13 15:26 Downloads/</text:p>
      <text:p text:style-name="P1">-rw-rw-r-- 1 dina 3968 Oct 28 <text:s/>2001 Exercise5.html</text:p>
      <text:p text:style-name="P1">-rw-rw-r-- 1 dina <text:s text:c="2"/>50 Feb 12 23:00 hello.c</text:p>
      <text:p text:style-name="P1">drwxr-xr-x 2 dina 4096 Feb 11 21:19 Music/</text:p>
      <text:p text:style-name="P1">drwxr-xr-x 2 dina 4096 Feb 11 21:19 Pictures/</text:p>
      <text:p text:style-name="P1">drwxr-xr-x 2 dina 4096 Feb 11 21:19 Public/</text:p>
      <text:p text:style-name="P1">-rw-rw-r-- 1 dina <text:s text:c="3"/>0 Feb 12 22:37 scores.out</text:p>
      <text:p text:style-name="P1">drwxr-xr-x 2 dina 4096 Feb 11 21:19 Templates/</text:p>
      <text:p text:style-name="P1">drwxr-xr-x 2 dina 4096 Feb 11 21:19 Videos/</text:p>
      <text:p text:style-name="P1">~ @ Dina(dina): ls -l</text:p>
      <text:p text:style-name="P1">total 40</text:p>
      <text:p text:style-name="P1">drwxr-xr-x 2 dina 4096 Feb 12 23:08 Desktop/</text:p>
      <text:p text:style-name="P1">drwxr-xr-x 2 dina 4096 Feb 11 21:19 Documents/</text:p>
      <text:p text:style-name="P1">drwxr-xr-x 2 dina 4096 Feb 13 15:26 Downloads/</text:p>
      <text:p text:style-name="P1">-rw-rw-r-- 1 dina 3968 Oct 28 <text:s/>2001 Exercise5.html</text:p>
      <text:p text:style-name="P1">-rw-rw-r-- 1 dina <text:s text:c="2"/>50 Feb 12 23:00 hello.c</text:p>
      <text:p text:style-name="P1">drwxr-xr-x 2 dina 4096 Feb 11 21:19 Music/</text:p>
      <text:p text:style-name="P1">drwxr-xr-x 2 dina 4096 Feb 11 21:19 Pictures/</text:p>
      <text:p text:style-name="P1">drwxr-xr-x 2 dina 4096 Feb 11 21:19 Public/</text:p>
      <text:p text:style-name="P1">-rw-rw-r-- 1 dina <text:s text:c="3"/>0 Feb 12 22:37 scores.out</text:p>
      <text:p text:style-name="P1"><text:soft-page-break/>drwxr-xr-x 2 dina 4096 Feb 11 21:19 Templates/</text:p>
      <text:p text:style-name="P1">drwxr-xr-x 2 dina 4096 Feb 11 21:19 Videos/</text:p>
      <text:p text:style-name="P1">~ @ Dina(dina): echo "alias ll='ls -l'" &gt;&gt; ~/.bashrc</text:p>
      <text:p text:style-name="P1">~ @ Dina(dina): ~/.bashrc</text:p>
      <text:p text:style-name="P1">bash: /home/dina/.bashrc: Permission denied</text:p>
      <text:p text:style-name="P1">~ @ Dina(dina): PS1</text:p>
      <text:p text:style-name="P1">PS1: command not found</text:p>
      <text:p text:style-name="P1">~ @ Dina(dina): PS1="\w @ \h(\u): "</text:p>
      <text:p text:style-name="P1">~ @ Dina(dina): export PS1='[\u@\h \w \d \t] \$ '</text:p>
      <text:p text:style-name="P1">[dina@Dina ~ Thu Feb 13 22:03:13] $ source ~/ .bashrc</text:p>
      <text:p text:style-name="P1">bash: source: /home/dina/: is a directory</text:p>
      <text:p text:style-name="P1">[dina@Dina ~ Thu Feb 13 22:13:15] $ mkdir ~/MY_EXECUTABLES</text:p>
      <text:p text:style-name="P1">mkdir: created directory '/home/dina/MY_EXECUTABLES'</text:p>
      <text:p text:style-name="P1">[dina@Dina ~ Thu Feb 13 22:13:43] $ nano ~/ .bashrc</text:p>
      <text:p text:style-name="P1">[dina@Dina ~ Thu Feb 13 22:29:04] $ ls </text:p>
      <text:p text:style-name="P1">Desktop/ <text:s text:c="3"/>Downloads/<text:tab/> <text:s text:c="3"/>hello.c <text:s/>MY_EXECUTABLES/ <text:s/>Public/<text:tab/> <text:s/>Templates/</text:p>
      <text:p text:style-name="P1">Documents/ <text:s/>Exercise5.html <text:s/>Music/ <text:s text:c="2"/>Pictures/<text:tab/> <text:s text:c="5"/>scores.out <text:s/>Videos/</text:p>
      <text:p text:style-name="P1">[dina@Dina ~ Thu Feb 13 22:29:09] $ open MY_EXECUTABLES</text:p>
      <text:p text:style-name="P1">[dina@Dina ~ Thu Feb 13 22:29:37] $ open scores.out</text:p>
      <text:p text:style-name="P1">[dina@Dina ~ Thu Feb 13 22:30:06] $ open hello.c</text:p>
      <text:p text:style-name="P1">[dina@Dina ~ Thu Feb 13 22:30:34] $ rename hello.c</text:p>
      <text:p text:style-name="P1">Bareword "hello" not allowed while "strict subs" in use at line 2, in:</text:p>
      <text:p text:style-name="P1">hello.c</text:p>
      <text:p text:style-name="P1">[dina@Dina ~ Thu Feb 13 22:31:09] $ ^C</text:p>
      <text:p text:style-name="P1">[dina@Dina ~ Thu Feb 13 22:31:36] $ ^C</text:p>
      <text:p text:style-name="P1">[dina@Dina ~ Thu Feb 13 22:33:07] $ 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22:34:00.267005021</meta:creation-date>
    <dc:date>2025-02-13T22:34:37.819128047</dc:date>
    <meta:editing-duration>PT39S</meta:editing-duration>
    <meta:editing-cycles>1</meta:editing-cycles>
    <meta:document-statistic meta:table-count="0" meta:image-count="0" meta:object-count="0" meta:page-count="3" meta:paragraph-count="117" meta:word-count="768" meta:character-count="5165" meta:non-whitespace-character-count="4443"/>
    <meta:generator>LibreOffice/24.2.7.2$Linux_X86_64 LibreOffice_project/420$Build-2</meta:generator>
  </office:meta>
</office:document-meta>
</file>